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15854536" officeooo:paragraph-rsid="1cddd172"/>
    </style:style>
    <style:style style:name="P3" style:family="paragraph" style:parent-style-name="Text_20_body">
      <style:text-properties officeooo:rsid="1c7f2f0f" officeooo:paragraph-rsid="1cddd172"/>
    </style:style>
    <style:style style:name="P4" style:family="paragraph" style:parent-style-name="Text_20_body">
      <style:text-properties fo:language="en" fo:country="US" officeooo:rsid="1c57c94a" officeooo:paragraph-rsid="1cddd172"/>
    </style:style>
    <style:style style:name="P5" style:family="paragraph" style:parent-style-name="Text_20_body">
      <style:text-properties fo:language="en" fo:country="US" officeooo:rsid="1c6f98e0" officeooo:paragraph-rsid="1cddd172"/>
    </style:style>
    <style:style style:name="P6" style:family="paragraph" style:parent-style-name="Text_20_body">
      <style:text-properties officeooo:rsid="15860147" officeooo:paragraph-rsid="1cddd172"/>
    </style:style>
    <style:style style:name="P7" style:family="paragraph" style:parent-style-name="Text_20_body">
      <style:text-properties officeooo:rsid="1c840b2f" officeooo:paragraph-rsid="1cddd172"/>
    </style:style>
    <style:style style:name="P8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P9" style:family="paragraph" style:parent-style-name="Text_20_body">
      <style:paragraph-properties fo:break-before="page"/>
      <style:text-properties officeooo:rsid="15854536" officeooo:paragraph-rsid="1ce0d1b0"/>
    </style:style>
    <style:style style:name="P10" style:family="paragraph" style:parent-style-name="Text_20_body">
      <style:text-properties fo:language="en" fo:country="US" officeooo:rsid="226308b1" officeooo:paragraph-rsid="1ce0d1b0"/>
    </style:style>
    <style:style style:name="P11" style:family="paragraph" style:parent-style-name="Text_20_body">
      <style:text-properties fo:language="en" fo:country="US" officeooo:rsid="226a0bb6" officeooo:paragraph-rsid="1ce0d1b0"/>
    </style:style>
    <style:style style:name="P12" style:family="paragraph" style:parent-style-name="Text_20_body">
      <style:text-properties fo:language="en" fo:country="US" officeooo:rsid="20a39d13" officeooo:paragraph-rsid="1ce0d1b0"/>
    </style:style>
    <style:style style:name="P13" style:family="paragraph" style:parent-style-name="Text_20_body">
      <style:text-properties fo:language="en" fo:country="US" officeooo:paragraph-rsid="1ce0d1b0"/>
    </style:style>
    <style:style style:name="P14" style:family="paragraph" style:parent-style-name="Text_20_body">
      <style:text-properties officeooo:rsid="1cc6bca2" officeooo:paragraph-rsid="1ce0d1b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23d58a05"/>
    </style:style>
    <style:style style:name="T3" style:family="text">
      <style:text-properties officeooo:rsid="1c59998f"/>
    </style:style>
    <style:style style:name="T4" style:family="text">
      <style:text-properties officeooo:rsid="1c60140e"/>
    </style:style>
    <style:style style:name="T5" style:family="text">
      <style:text-properties officeooo:rsid="1cb9120b"/>
    </style:style>
    <style:style style:name="T6" style:family="text">
      <style:text-properties officeooo:rsid="15854536"/>
    </style:style>
    <style:style style:name="T7" style:family="text">
      <style:text-properties officeooo:rsid="1ce0d1b0"/>
    </style:style>
    <style:style style:name="T8" style:family="text">
      <style:text-properties officeooo:rsid="20a39d13"/>
    </style:style>
    <style:style style:name="T9" style:family="text">
      <style:text-properties officeooo:rsid="23d6f93a"/>
    </style:style>
    <style:style style:name="T10" style:family="text">
      <style:text-properties officeooo:rsid="1ce28b1e"/>
    </style:style>
    <style:style style:name="fr1" style:family="graphic" style:parent-style-name="Frame">
      <style:graphic-properties style:vertical-pos="middle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8"><draw:frame draw:style-name="fr1" draw:name="Frame1" text:anchor-type="paragraph" svg:width="136.01mm" style:rel-width="100%" svg:height="33.04mm" draw:z-index="0"><draw:text-box fo:min-height="10%"><text:p text:style-name="Heading_20_1"><text:bookmark-start text:name="__RefHeading___Toc50649_826344951"/>TodaCarne.com<text:bookmark-end text:name="__RefHeading___Toc50649_826344951"/></text:p><text:p text:style-name="Heading_20_2">English</text:p></draw:text-box></draw:frame></text:p>
      <text:p text:style-name="P9">Author. Jose Luis Quiroga Beltrán</text:p>
      <text:p text:style-name="P13">Identification card. 79,523,732 from Bogota, Colombia.</text:p>
      <text:p text:style-name="P13"><text:span text:style-name="T10">Any</text:span> book, script, <text:span text:style-name="T8">audio </text:span><text:span text:style-name="T10">or</text:span><text:span text:style-name="T8"> video</text:span> <text:span text:style-name="T10">downloadable from TodaCarne.com </text:span>is open source <text:span text:style-name="T8">and creative commons </text:span><text:span text:style-name="T10">unless indicated otherwise</text:span>.</text:p>
      <text:p text:style-name="P10">Original title: “TodaCarne.<text:span text:style-name="T7">com</text:span>”</text:p>
      <text:p text:style-name="P11"><text:a xlink:type="simple" xlink:href="http://todacarne.com/" text:style-name="Internet_20_link" text:visited-style-name="Visited_20_Internet_20_Link">todacarne.com</text:a></text:p>
      <text:p text:style-name="P12"><text:a xlink:type="simple" xlink:href="http://toda-carne.github.io/" text:style-name="Internet_20_link" text:visited-style-name="Visited_20_Internet_20_Link">toda-carne.github.io</text:a></text:p>
      <text:p text:style-name="P12"><text:a xlink:type="simple" xlink:href="http://joseluisquiroga.github.io/" text:style-name="Internet_20_link" text:visited-style-name="Visited_20_Internet_20_Link">joseluisquiroga.github.io</text:a></text:p>
      <text:p text:style-name="P13"><text:span text:style-name="T8">Copyright and Derechos de Autor: 2021-</text:span>202<text:span text:style-name="T9">3</text:span>.</text:p>
      <text:p text:style-name="P13">License<text:span text:style-name="T8">s:</text:span> <text:a xlink:type="simple" xlink:href="https://www.gnu.org/licenses/gpl-3.0.en.html" text:style-name="Internet_20_link" text:visited-style-name="Visited_20_Internet_20_Link"><text:span text:style-name="T8">GPL v3.0</text:span></text:a><text:span text:style-name="T8"> and </text:span><text:a xlink:type="simple" xlink:href="https://creativecommons.org/publicdomain/zero/1.0/" text:style-name="Internet_20_link" text:visited-style-name="Visited_20_Internet_20_Link">Creative Commons Zero v1.0 Universal</text:a>.</text:p>
      <text:p text:style-name="P14"><text:span text:style-name="T2">Revision number:</text:span>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/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/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/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1T15:21:01.825004474</dc:date>
    <meta:editing-duration>P18DT9H50M46S</meta:editing-duration>
    <meta:editing-cycles>6000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1" meta:word-count="62" meta:character-count="454" meta:non-whitespace-character-count="411"/>
    <meta:user-defined meta:name="Autor">Jose Luis Quiroga</meta:user-defined>
  </office:meta>
</office:document-meta>
</file>